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5.0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5.50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2.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color="#00ae00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color="#00ae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fo:color="#00ae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6.478cm" svg:height="3.817cm" svg:x="3.315cm" svg:y="1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227cm" svg:height="3.023cm" draw:transform="rotate (-0.0157079632679482) translate (4.946cm 9.2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478cm" svg:height="3.817cm" svg:x="17.722cm" svg:y="1.3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6.478cm" svg:height="3.817cm" svg:x="3.315cm" svg:y="1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78cm" svg:height="3.817cm" svg:x="18.006cm" svg:y="1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228cm" svg:height="3.023cm" draw:transform="skewX (-0.000349065850398868) rotate (-0.0157079632679482) translate (19.429cm 9.2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8cm" svg:height="1.201cm" svg:x="4.1cm" svg:y="2.599cm">
          <draw:text-box>
            <text:p text:style-name="P2"><text:span text:style-name="T1">Hot Reservoir</text:span></text:p>
          </draw:text-box>
        </draw:frame>
        <draw:frame draw:style-name="gr4" draw:text-style-name="P3" draw:layer="layout" svg:width="5.949cm" svg:height="1.201cm" svg:x="18.553cm" svg:y="2.793cm">
          <draw:text-box>
            <text:p text:style-name="P3"><text:span text:style-name="T1">Hot Reservoir</text:span></text:p>
          </draw:text-box>
        </draw:frame>
        <draw:frame draw:style-name="gr5" draw:text-style-name="P3" draw:layer="layout" svg:width="6.398cm" svg:height="1.201cm" svg:x="18.606cm" svg:y="17.6cm">
          <draw:text-box>
            <text:p text:style-name="P3"><text:span text:style-name="T1">Cold Reservoir</text:span></text:p>
          </draw:text-box>
        </draw:frame>
        <draw:frame draw:style-name="gr5" draw:text-style-name="P3" draw:layer="layout" svg:width="6.398cm" svg:height="1.201cm" svg:x="3.8cm" svg:y="17.6cm">
          <draw:text-box>
            <text:p text:style-name="P3"><text:span text:style-name="T1">Cold Reservoir</text:span></text:p>
          </draw:text-box>
        </draw:frame>
        <draw:connector draw:style-name="gr6" draw:text-style-name="P1" draw:layer="layout" draw:type="line" svg:x1="6.562cm" svg:y1="9.255cm" svg:x2="6.554cm" svg:y2="5.178cm" draw:start-shape="id1" draw:start-glue-point="4" draw:end-shape="id2" draw:end-glue-point="2" svg:d="m6562 9255-8-4077">
          <text:p/>
        </draw:connector>
        <draw:connector draw:style-name="gr6" draw:text-style-name="P1" draw:layer="layout" draw:type="line" svg:x1="21.012cm" svg:y1="9.256cm" svg:x2="21.004cm" svg:y2="5.179cm" svg:d="m21012 9256-8-4077">
          <text:p/>
        </draw:connector>
        <draw:connector draw:style-name="gr6" draw:text-style-name="P1" draw:layer="layout" draw:type="line" svg:x1="6.554cm" svg:y1="16.284cm" svg:x2="6.514cm" svg:y2="12.279cm" draw:start-shape="id3" draw:start-glue-point="0" draw:end-shape="id1" draw:end-glue-point="8" svg:d="m6554 16284-40-4005">
          <text:p/>
        </draw:connector>
        <draw:connector draw:style-name="gr6" draw:text-style-name="P1" draw:layer="layout" draw:type="line" svg:x1="21.108cm" svg:y1="16.285cm" svg:x2="21.068cm" svg:y2="12.28cm" svg:d="m21108 16285-40-4005">
          <text:p/>
        </draw:connector>
        <draw:frame draw:style-name="gr7" draw:text-style-name="P4" draw:layer="layout" svg:width="1.2cm" svg:height="1.171cm" svg:x="6.8cm" svg:y="13.6cm">
          <draw:text-box>
            <text:p><text:span text:style-name="T2">Q</text:span><text:span text:style-name="T3">2</text:span></text:p>
          </draw:text-box>
        </draw:frame>
        <draw:frame draw:style-name="gr7" draw:text-style-name="P4" draw:layer="layout" svg:width="1.2cm" svg:height="1.171cm" svg:x="21.4cm" svg:y="13.829cm">
          <draw:text-box>
            <text:p><text:span text:style-name="T2">Q</text:span><text:span text:style-name="T3">2</text:span></text:p>
          </draw:text-box>
        </draw:frame>
        <draw:frame draw:style-name="gr7" draw:text-style-name="P4" draw:layer="layout" svg:width="1.412cm" svg:height="1.171cm" svg:x="6.6cm" svg:y="6.6cm">
          <draw:text-box>
            <text:p><text:span text:style-name="T2">-Q</text:span><text:span text:style-name="T3">1</text:span></text:p>
          </draw:text-box>
        </draw:frame>
        <draw:frame draw:style-name="gr7" draw:text-style-name="P4" draw:layer="layout" svg:width="1.412cm" svg:height="1.171cm" svg:x="21cm" svg:y="6.629cm">
          <draw:text-box>
            <text:p><text:span text:style-name="T2">-Q</text:span><text:span text:style-name="T3">1</text:span></text:p>
          </draw:text-box>
        </draw:frame>
        <draw:frame draw:style-name="gr8" draw:text-style-name="P4" draw:layer="layout" svg:width="1.103cm" svg:height="1.191cm" svg:x="17.497cm" svg:y="9.8cm">
          <draw:text-box>
            <text:p><text:span text:style-name="T2">W</text:span></text:p>
          </draw:text-box>
        </draw:frame>
        <draw:frame draw:style-name="gr7" draw:text-style-name="P5" draw:layer="layout" svg:width="3.457cm" svg:height="3.722cm" svg:x="22.6cm" svg:y="8.889cm">
          <draw:text-box>
            <text:p text:style-name="P5"><text:span text:style-name="T2">Q</text:span><text:span text:style-name="T3">2</text:span><text:span text:style-name="T2">&gt;0</text:span></text:p>
            <text:p text:style-name="P5"><text:span text:style-name="T2">Q</text:span><text:span text:style-name="T3">1</text:span><text:span text:style-name="T2">&lt;0</text:span></text:p>
            <text:p text:style-name="P5"><text:span text:style-name="T2">W&gt;0</text:span></text:p>
            <text:p text:style-name="P5"><text:span text:style-name="T2">-Q</text:span><text:span text:style-name="T3">1</text:span><text:span text:style-name="T2">=W+Q</text:span><text:span text:style-name="T3">2</text:span></text:p>
          </draw:text-box>
        </draw:frame>
        <draw:frame draw:style-name="gr7" draw:text-style-name="P5" draw:layer="layout" svg:width="2.483cm" svg:height="3.011cm" svg:x="2.415cm" svg:y="9.189cm">
          <draw:text-box>
            <text:p text:style-name="P5"><text:span text:style-name="T2">Q</text:span><text:span text:style-name="T3">2</text:span><text:span text:style-name="T2">&gt;0</text:span></text:p>
            <text:p text:style-name="P5"><text:span text:style-name="T2">Q</text:span><text:span text:style-name="T3">1</text:span><text:span text:style-name="T2">&lt;0</text:span></text:p>
            <text:p text:style-name="P5"><text:span text:style-name="T2">-Q</text:span><text:span text:style-name="T3">1</text:span><text:span text:style-name="T2">=Q</text:span><text:span text:style-name="T3">2</text:span></text:p>
          </draw:text-box>
        </draw:frame>
        <draw:connector draw:style-name="gr6" draw:text-style-name="P1" draw:layer="layout" draw:type="line" svg:x1="16.834cm" svg:y1="10.716cm" svg:x2="19.407cm" svg:y2="10.741cm" draw:end-shape="id4" draw:end-glue-point="6" svg:d="m16834 10716 2573 25">
          <text:p/>
        </draw:connector>
        <draw:frame draw:style-name="gr9" draw:text-style-name="P6" draw:layer="layout" svg:width="4cm" svg:height="2.6cm" svg:x="8.4cm" svg:y="9.6cm">
          <draw:text-box>
            <text:p text:style-name="P6"><text:span text:style-name="T4">Violation of </text:span></text:p>
            <text:p text:style-name="P7"><text:span text:style-name="T4">Clausius Statement !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1cm" svg:stroke-color="#0000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23T20:47:55</meta:creation-date>
    <dc:date>2012-12-23T21:26:26</dc:date>
    <dc:creator>Jeff Gomes</dc:creator>
    <meta:editing-duration>PT8M10S</meta:editing-duration>
    <meta:editing-cycles>1</meta:editing-cycles>
    <meta:document-statistic meta:object-count="46"/>
    <meta:generator>LibreOffice/3.5$Linux_X86_64 LibreOffice_project/350m1$Build-2</meta:generator>
  </office:meta>
</office:document-meta>
</file>